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use-window-font-color="true"/>
    </style:style>
    <style:style style:name="P6" style:family="paragraph" style:parent-style-name="Standard">
      <style:text-properties style:use-window-font-color="true" style:text-underline-style="none"/>
    </style:style>
    <style:style style:name="P7" style:family="paragraph" style:parent-style-name="Standard">
      <style:text-properties style:use-window-font-color="true"/>
    </style:style>
    <style:style style:name="P8" style:family="paragraph" style:parent-style-name="Standard" style:list-style-name="L1">
      <style:text-properties style:use-window-font-color="true"/>
    </style:style>
    <style:style style:name="P9" style:family="paragraph" style:parent-style-name="Standard" style:list-style-name="L2">
      <style:text-properties style:text-underline-style="none" fo:font-weight="normal" style:font-weight-asian="normal" style:font-weight-complex="normal"/>
    </style:style>
    <style:style style:name="P10" style:family="paragraph" style:parent-style-name="Standard">
      <style:text-properties fo:font-style="italic" style:text-underline-style="none" fo:font-weight="normal" style:font-style-asian="italic" style:font-weight-asian="normal" style:font-style-complex="italic" style:font-weight-complex="normal"/>
    </style:style>
    <style:style style:name="P11" style:family="paragraph" style:parent-style-name="Standard" style:list-style-name="L2">
      <style:text-properties fo:font-style="italic" style:text-underline-style="none" fo:font-weight="normal" style:font-style-asian="italic" style:font-weight-asian="normal" style:font-style-complex="italic" style:font-weight-complex="normal"/>
    </style:style>
    <style:style style:name="P12" style:family="paragraph" style:parent-style-name="Standard">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list-style-name="L2">
      <style:text-properties fo:color="#ff0000" fo:font-style="normal" style:text-underline-style="none" fo:font-weight="normal" style:font-style-asian="normal" style:font-weight-asian="normal" style:font-style-complex="normal" style:font-weight-complex="normal"/>
    </style:style>
    <style:style style:name="P15" style:family="paragraph" style:parent-style-name="Standard" style:list-style-name="L2">
      <style:paragraph-properties fo:margin-left="0.616cm" fo:margin-right="0cm" fo:text-indent="0cm" style:auto-text-indent="false"/>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URISTIQUES</text:p>
      <text:p text:style-name="P3"/>
      <text:p text:style-name="P5"><text:span text:style-name="T3">Les indices visuels</text:span><text:span text:style-name="T4"> : </text:span></text:p>
      <text:p text:style-name="P5"/>
      <text:p text:style-name="P5">Nœud En-line (inline): Famille de nœud qui ne provoque pas de nouvel ligne. Correspond à la propriétés display (display : inline)</text:p>
      <text:p text:style-name="P5"/>
      <text:p text:style-name="P5">Nœud retour à la ligne (break line): Famille de nœud qui crée de nouvelle ligne dans la page. Correspond à la propriétés display (display : bloc).</text:p>
      <text:p text:style-name="P5"/>
      <text:p text:style-name="P5">Nœud partiel valide : type de nœud qui affecte une mise en forme, si ils ont des nœuds visibles. FORM, TABLE, DD, DT</text:p>
      <text:p text:style-name="P5"/>
      <text:p text:style-name="P5">Nœud Valide : sont les nœuds qui apparaissent lors de la mise en page</text:p>
      <text:p text:style-name="P5"/>
      <text:p text:style-name="P5">Nœud Texte : Les nœuds du DOM qui ne possède pas de TAG HTML.</text:p>
      <text:p text:style-name="P5"/>
      <text:p text:style-name="P5">Nœud texte virtuel : Les nœuds en-line qui ne possède que des nœuds textes.</text:p>
      <text:p text:style-name="P5"/>
      <text:p text:style-name="P5">Nœud texte virtuel : </text:p>
      <text:list xml:id="list14789120781" text:style-name="L1">
        <text:list-item>
          <text:p text:style-name="P8">Nœud en-line avec un seul enfant texte est un nœud virtuel &lt;strong&gt;Salut les terriens&lt;/strong&gt;</text:p>
        </text:list-item>
        <text:list-item>
          <text:p text:style-name="P8">Nœud en-line avec seulement des nœuds textes et des nœuds textes virtuel est un nœud texte virtuel.</text:p>
        </text:list-item>
      </text:list>
      <text:p text:style-name="P5"/>
      <text:p text:style-name="P5">Float : Certain nœuds peuvent être regroupé dans le même bloc ou divisé en plusieurs bloc en accord suivant la valeur de la propriétés float et en se basant sur la propriétés Clear and Width.</text:p>
      <text:p text:style-name="P5"/>
      <text:p text:style-name="P6"/>
      <text:p text:style-name="P3"/>
      <text:p text:style-name="P2">Heuristiques<text:span text:style-name="T4"> :</text:span></text:p>
      <text:p text:style-name="P4"/>
      <text:list xml:id="list2074894903" text:style-name="L2">
        <text:list-item>
          <text:p text:style-name="P9">Règle 1 :Nœud courant n'est pas un nœud texte et il n'a pas de nœud valide. C'est un nœud que l'on ne va pas traiter : nœud non valide. </text:p>
        </text:list-item>
      </text:list>
      <text:p text:style-name="P4"/>
      <text:list xml:id="list90389679" text:continue-numbering="true" text:style-name="L2">
        <text:list-item>
          <text:p text:style-name="P9">Règle 2<text:span text:style-name="T1"> - </text:span><text:span text:style-name="T2">DIVISION </text:span>: Nœud courant possède un seul enfant valide et cet enfant n'est pas un élément atomique (nœud texte, une image, vidéo, object, une ancre) </text:p>
          <text:p text:style-name="P9"/>
        </text:list-item>
        <text:list-item>
          <text:p text:style-name="P9">Règle 2 bis - BLOCVISUEL : distance visuel avec le nœud parent. <text:s/></text:p>
        </text:list-item>
      </text:list>
      <text:p text:style-name="P10"/>
      <text:list xml:id="list794115707" text:continue-numbering="true" text:style-name="L2">
        <text:list-item>
          <text:p text:style-name="P11">Règle 3 : Si le nœud est un bloc-visuel (déjà <text:s/>parcouru) et qu'il possède une sous structure du DOM, alors on divise.</text:p>
          <text:p text:style-name="P11">On applique cette règle à tous les nœuds</text:p>
        </text:list-item>
      </text:list>
      <text:p text:style-name="P10"/>
      <text:list xml:id="list241348829" text:continue-numbering="true" text:style-name="L2">
        <text:list-item>
          <text:p text:style-name="P9">Règle 4 - BLOCVISUEL : Si tous les enfants du nœuds courant sont des nœuds textes <text:span text:style-name="T1">ou </text:span><text:span text:style-name="T2">des nœuds textes virtuels. </text:span></text:p>
        </text:list-item>
      </text:list>
      <text:p text:style-name="P12"><text:tab/></text:p>
      <text:list xml:id="list248103977" text:continue-numbering="true" text:style-name="L2">
        <text:list-item>
          <text:p text:style-name="P9">Règle 5 - DIVISION : Si un des enfants du nœuds courant est un nœud line-break alors continu le parcours.</text:p>
          <text:p text:style-name="P13">La règle ne s'applique pas aux nœuds étiquetés par TABLE, TR, TD </text:p>
          <text:p text:style-name="P11"><text:soft-page-break/><text:s/><text:tab/><text:tab/></text:p>
          <text:p text:style-name="P11"/>
        </text:list-item>
        <text:list-item>
          <text:p text:style-name="P9">Règle 6 – EXTRACTION : Si l'un des enfants du nœud courant est une balise &lt;hr&gt; alors division. On extrait les nœuds valides adjacents au nœud étiquetés par HR.</text:p>
          <text:p text:style-name="P11"/>
        </text:list-item>
        <text:list-item>
          <text:p text:style-name="P11"><text:span text:style-name="T2">Règle 7 - DIVISION</text:span> : <text:span text:style-name="T2">Si la somme des enfants de la surface des enfants valides est supérieurs à la surface du nœud courant, alors on divise le nœud. </text:span></text:p>
          <text:p text:style-name="P11"><text:span text:style-name="T2">Remarque : nœud de mise en forme ?</text:span></text:p>
          <text:p text:style-name="P14"/>
        </text:list-item>
        <text:list-item>
          <text:p text:style-name="P9">Règle 8 - <text:span text:style-name="T2">DIVISION </text:span>: Si la couleur du nœud courant est différente de l'un des nœuds enfants.</text:p>
          <text:list>
            <text:list-item>
              <text:list>
                <text:list-item>
                  <text:list>
                    <text:list-item>
                      <text:list>
                        <text:list-header>
                          <text:p text:style-name="P9"><text:span text:style-name="T1"/></text:p>
                        </text:list-header>
                      </text:list>
                    </text:list-item>
                  </text:list>
                </text:list-item>
              </text:list>
            </text:list-item>
          </text:list>
        </text:list-item>
        <text:list-item>
          <text:p text:style-name="P9">Règle 9 - EXTRACTION : Si la taille relative du nœud est plus petite qu'un seuil, alors extrait le bloc.</text:p>
          <text:p text:style-name="P9"/>
        </text:list-item>
        <text:list-item>
          <text:p text:style-name="P9">Règle 10 : <text:s text:c="2"/>Si le nœud enfant ayant la taille maximum (somme du poids des éléments qui le compose) est plus petit que le seuil relatif (pourcentage de la taille du nœud racine). On extrait le nœud. Plus le nœud à une taille importante, plus il doit être divisé. A l'inverse si la taille du nœud est petite il doit être extrait. </text:p>
          <text:p text:style-name="P9"/>
          <text:p text:style-name="P9"/>
          <text:list>
            <text:list-item>
              <text:list>
                <text:list-item>
                  <text:list>
                    <text:list-item>
                      <text:list>
                        <text:list-header>
                          <text:p text:style-name="P15"/>
                        </text:list-header>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5-12T17:32:29</meta:creation-date>
    <dc:date>2014-05-12T19:30:00</dc:date>
    <dc:creator>Asus </dc:creator>
    <meta:editing-duration>PT1H25M17S</meta:editing-duration>
    <meta:editing-cycles>40</meta:editing-cycles>
    <meta:generator>LibreOffice/3.5$Linux_x86 LibreOffice_project/350m1$Build-2</meta:generator>
    <meta:document-statistic meta:table-count="0" meta:image-count="0" meta:object-count="0" meta:page-count="2" meta:paragraph-count="29" meta:word-count="524" meta:character-count="2737" meta:non-whitespace-character-count="2240"/>
  </office:meta>
</office:document-meta>
</file>